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70D036D45FFF5DF.png" manifest:media-type="image/png"/>
  <manifest:file-entry manifest:full-path="Pictures/1000000000000008000000087834AD0EC412F04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halkduster" svg:font-family="Chalkduster" style:font-pitch="variable"/>
    <style:font-face style:name="Liberation Sans" svg:font-family="'Liberation Sans'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color="#000000" draw:fill="solid" draw:fill-color="#83caff" draw:textarea-horizontal-align="justify" draw:textarea-vertical-align="middle" draw:auto-grow-height="false"/>
      <style:paragraph-properties style:writing-mode="lr-tb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579d1c" draw:textarea-horizontal-align="justify" draw:textarea-vertical-align="middle" draw:auto-grow-height="false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c9211e" draw:textarea-horizontal-align="justify" draw:textarea-vertical-align="middle" draw:auto-grow-height="false" fo:min-height="1.051cm" fo:min-width="2.739cm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draw:stroke="dash" draw:stroke-dash="Fine_20_Dashed" svg:stroke-width="0.1cm" svg:stroke-color="#579d1c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Fine_20_Dashed" svg:stroke-width="0.1cm" svg:stroke-color="#c9211e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Fine_20_Dashed" svg:stroke-width="0.1cm" svg:stroke-color="#3465a4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color="#000000" draw:fill="solid" draw:fill-color="#ffa6a6" draw:textarea-horizontal-align="justify" draw:textarea-vertical-align="middle" draw:auto-grow-height="false"/>
      <style:paragraph-properties style:writing-mode="lr-tb"/>
    </style:style>
    <style:style style:name="gr9" style:family="graphic" style:parent-style-name="standard">
      <style:graphic-properties svg:stroke-color="#000000" draw:fill="solid" draw:fill-color="#aecf00" draw:textarea-horizontal-align="justify" draw:textarea-vertical-align="middle" draw:auto-grow-height="false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svg:stroke-color="#000000" draw:fill="none" draw:textarea-vertical-align="middle"/>
    </style:style>
    <style:style style:name="gr12" style:family="graphic" style:parent-style-name="standard">
      <style:graphic-properties svg:stroke-width="0.1cm" svg:stroke-color="#000000" draw:marker-start-width="0.35cm" draw:marker-end-width="0.35cm" draw:fill="solid" draw:fill-color="#ffbf00" draw:textarea-horizontal-align="justify" draw:textarea-vertical-align="middle" draw:auto-grow-height="false" fo:padding-top="0.175cm" fo:padding-bottom="0.175cm" fo:padding-left="0.3cm" fo:padding-right="0.3cm"/>
      <style:paragraph-properties style:writing-mode="lr-tb"/>
    </style:style>
    <style:style style:name="gr13" style:family="graphic" style:parent-style-name="standard">
      <style:graphic-properties svg:stroke-color="#000000" draw:textarea-vertical-align="middle"/>
    </style:style>
    <style:style style:name="gr14" style:family="graphic" style:parent-style-name="objectwithoutfill">
      <style:graphic-properties draw:stroke="dash" draw:stroke-dash="Fine_20_Dashed" svg:stroke-width="0.1cm" svg:stroke-color="#3465a4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cm" draw:marker-start-width="0.05cm" draw:marker-end-width="0.0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solid" draw:fill-color="#fff5ce" draw:textarea-horizontal-align="justify" draw:textarea-vertical-align="middle" draw:auto-grow-height="false"/>
      <style:paragraph-properties style:writing-mode="lr-tb"/>
    </style:style>
    <style:style style:name="gr17" style:family="graphic" style:parent-style-name="standard">
      <style:graphic-properties svg:stroke-width="0.1cm" svg:stroke-color="#000000" draw:marker-start-width="0.35cm" draw:marker-end-width="0.35cm" draw:fill="solid" draw:fill-color="#e6e905" draw:textarea-horizontal-align="justify" draw:textarea-vertical-align="middle" draw:auto-grow-height="false" fo:padding-top="0.175cm" fo:padding-bottom="0.175cm" fo:padding-left="0.3cm" fo:padding-right="0.3cm"/>
      <style:paragraph-properties style:writing-mode="lr-tb"/>
    </style:style>
    <style:style style:name="gr18" style:family="graphic" style:parent-style-name="standard">
      <style:graphic-properties svg:stroke-color="#000000" draw:fill="solid" draw:fill-color="#ffffd7" draw:textarea-horizontal-align="justify" draw:textarea-vertical-align="middle" draw:auto-grow-height="false"/>
      <style:paragraph-properties style:writing-mode="lr-tb"/>
    </style:style>
    <style:style style:name="gr19" style:family="graphic" style:parent-style-name="objectwithoutfill">
      <style:graphic-properties draw:stroke="dash" draw:stroke-dash="Fine_20_Dashed" svg:stroke-width="0cm" draw:marker-start-width="0.05cm" draw:marker-end-width="0.05cm" draw:fill="none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svg:stroke-color="#000000" draw:fill="solid" draw:fill-color="#83caff" draw:textarea-horizontal-align="justify" draw:textarea-vertical-align="middle" draw:auto-grow-height="false" fo:min-height="0.45cm" fo:min-width="2.915cm"/>
      <style:paragraph-properties style:writing-mode="lr-tb"/>
    </style:style>
    <style:style style:name="gr21" style:family="graphic" style:parent-style-name="standard">
      <style:graphic-properties svg:stroke-color="#000000" draw:fill="solid" draw:fill-color="#aecf00" draw:textarea-horizontal-align="justify" draw:textarea-vertical-align="middle" draw:auto-grow-height="false" fo:min-height="0.45cm" fo:min-width="2.915cm"/>
      <style:paragraph-properties style:writing-mode="lr-tb"/>
    </style:style>
    <style:style style:name="gr22" style:family="graphic" style:parent-style-name="standard">
      <style:graphic-properties svg:stroke-color="#000000" draw:fill="solid" draw:fill-color="#ffa6a6" draw:textarea-horizontal-align="justify" draw:textarea-vertical-align="middle" draw:auto-grow-height="false" fo:min-height="0.451cm" fo:min-width="2.91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6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2.32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2.86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1.872cm"/>
      <style:paragraph-properties style:writing-mode="lr-tb"/>
    </style:style>
    <style:style style:name="gr28" style:family="graphic" style:parent-style-name="standard">
      <style:graphic-properties svg:stroke-color="#000000" draw:fill="solid" draw:fill-color="#ffa6a6" draw:textarea-horizontal-align="justify" draw:textarea-vertical-align="middle" draw:auto-grow-height="false" fo:min-height="0.45cm" fo:min-width="2.915cm"/>
      <style:paragraph-properties style:writing-mode="lr-tb"/>
    </style:style>
    <style:style style:name="gr29" style:family="graphic" style:parent-style-name="standard">
      <style:graphic-properties svg:stroke-width="0.1cm" svg:stroke-color="#000000" draw:marker-start-width="0.35cm" draw:marker-end-width="0.35cm" draw:fill="bitmap" draw:fill-color="#ffa6a6" draw:fill-image-name="Bitmap_20_1" style:repeat="repeat" draw:textarea-horizontal-align="justify" draw:textarea-vertical-align="middle" draw:auto-grow-height="false" fo:min-height="0.554cm" fo:min-width="2.794cm" fo:padding-top="0.175cm" fo:padding-bottom="0.175cm" fo:padding-left="0.3cm" fo:padding-right="0.3cm"/>
      <style:paragraph-properties style:writing-mode="lr-tb"/>
    </style:style>
    <style:style style:name="gr30" style:family="graphic" style:parent-style-name="objectwithoutfill">
      <style:graphic-properties draw:marker-end="Arrow_20_large" draw:marker-end-width="0.2cm" draw:fill="none" draw:textarea-vertical-align="middle"/>
    </style:style>
    <style:style style:name="gr31" style:family="graphic" style:parent-style-name="standard">
      <style:graphic-properties svg:stroke-color="#000000" draw:fill="solid" draw:fill-color="#fff5ce" draw:textarea-horizontal-align="justify" draw:textarea-vertical-align="middle" draw:auto-grow-height="false" fo:min-height="0.45cm" fo:min-width="2.915cm"/>
      <style:paragraph-properties style:writing-mode="lr-tb"/>
    </style:style>
    <style:style style:name="gr32" style:family="graphic" style:parent-style-name="standard">
      <style:graphic-properties svg:stroke-width="0.1cm" svg:stroke-color="#000000" draw:marker-start-width="0.35cm" draw:marker-end-width="0.35cm" draw:fill="bitmap" draw:fill-color="#fff5ce" draw:fill-hatch-solid="false" draw:fill-image-name="Weave" style:repeat="repeat" draw:textarea-horizontal-align="justify" draw:textarea-vertical-align="middle" draw:auto-grow-height="false" fo:min-height="0.554cm" fo:min-width="2.794cm" fo:padding-top="0.175cm" fo:padding-bottom="0.175cm" fo:padding-left="0.3cm" fo:padding-right="0.3cm"/>
      <style:paragraph-properties style:writing-mode="lr-tb"/>
    </style:style>
    <style:style style:name="gr33" style:family="graphic" style:parent-style-name="objectwithoutfill">
      <style:graphic-properties draw:marker-start="Arrow_20_large" draw:marker-end="Arrow_20_large" draw:marker-end-width="0.2cm" draw:fill="none" draw:textarea-vertical-align="middle"/>
    </style:style>
    <style:style style:name="gr34" style:family="graphic" style:parent-style-name="objectwithoutfill">
      <style:graphic-properties draw:stroke="dash" draw:stroke-dash="Fine_20_Dashed" svg:stroke-width="0.1cm" svg:stroke-color="#ffbf00" draw:marker-start-width="0.35cm" draw:marker-end-width="0.35cm" draw:fill="none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stroke="none" svg:stroke-color="#000000" draw:fill="none" draw:fill-color="#ffffff" fo:min-height="1.6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1.672cm"/>
      <style:paragraph-properties style:writing-mode="lr-tb"/>
    </style:style>
    <style:style style:name="gr37" style:family="graphic" style:parent-style-name="standard">
      <style:graphic-properties svg:stroke-width="0.1cm" svg:stroke-color="#000000" draw:marker-start-width="0.35cm" draw:marker-end-width="0.35cm" draw:fill="solid" draw:fill-color="#bf819e" draw:textarea-horizontal-align="justify" draw:textarea-vertical-align="middle" draw:auto-grow-height="false" fo:min-height="1.051cm" fo:min-width="2.739cm" fo:padding-top="0.175cm" fo:padding-bottom="0.175cm" fo:padding-left="0.3cm" fo:padding-right="0.3cm"/>
      <style:paragraph-properties style:writing-mode="lr-tb"/>
    </style:style>
    <style:style style:name="gr38" style:family="graphic" style:parent-style-name="standard">
      <style:graphic-properties svg:stroke-color="#000000" draw:fill="solid" draw:fill-color="#e0c2cd" draw:textarea-horizontal-align="justify" draw:textarea-vertical-align="middle" draw:auto-grow-height="false" fo:min-height="0.45cm" fo:min-width="2.915cm"/>
      <style:paragraph-properties style:writing-mode="lr-tb"/>
    </style:style>
    <style:style style:name="gr39" style:family="graphic" style:parent-style-name="objectwithoutfill">
      <style:graphic-properties draw:fill="solid" draw:fill-color="#e0c2cd" draw:textarea-vertical-align="middle"/>
    </style:style>
    <style:style style:name="gr40" style:family="graphic" style:parent-style-name="standard">
      <style:graphic-properties svg:stroke-color="#000000" draw:fill="solid" draw:fill-color="#ffd7d7" draw:textarea-horizontal-align="justify" draw:textarea-vertical-align="middle" draw:auto-grow-height="false" fo:min-height="0.451cm" fo:min-width="2.126cm"/>
      <style:paragraph-properties style:writing-mode="lr-tb"/>
    </style:style>
    <style:style style:name="gr41" style:family="graphic" style:parent-style-name="standard" style:list-style-name="L1">
      <style:graphic-properties svg:stroke-color="#000000" draw:fill="solid" draw:fill-color="#ffd7d7" draw:textarea-horizontal-align="justify" draw:textarea-vertical-align="middle" draw:auto-grow-height="false" fo:min-height="0.451cm" fo:min-width="2.126cm"/>
      <style:paragraph-properties style:writing-mode="lr-tb"/>
    </style:style>
    <style:style style:name="gr42" style:family="graphic" style:parent-style-name="standard" style:list-style-name="L1">
      <style:graphic-properties svg:stroke-color="#000000" draw:fill="solid" draw:fill-color="#ffd7d7" draw:textarea-horizontal-align="justify" draw:textarea-vertical-align="middle" draw:auto-grow-height="false" fo:min-height="0.451cm" fo:min-width="2.126cm"/>
      <style:paragraph-properties style:writing-mode="lr-tb"/>
    </style:style>
    <style:style style:name="gr43" style:family="graphic" style:parent-style-name="standard">
      <style:graphic-properties svg:stroke-width="0.1cm" svg:stroke-color="#000000" draw:marker-start-width="0.35cm" draw:marker-end-width="0.35cm" draw:fill="solid" draw:fill-color="#b2b2b2" draw:textarea-horizontal-align="justify" draw:textarea-vertical-align="middle" draw:auto-grow-height="false" fo:min-height="4.884cm" fo:min-width="3.714cm" fo:padding-top="0.175cm" fo:padding-bottom="0.175cm" fo:padding-left="0.3cm" fo:padding-right="0.3cm"/>
      <style:paragraph-properties style:writing-mode="lr-tb"/>
    </style:style>
    <style:style style:name="gr44" style:family="graphic" style:parent-style-name="standard">
      <style:graphic-properties svg:stroke-width="0.1cm" svg:stroke-color="#666666" draw:marker-start-width="0.35cm" draw:marker-end-width="0.35cm" draw:fill="none" draw:textarea-horizontal-align="justify" draw:textarea-vertical-align="middle" draw:auto-grow-height="false" fo:min-height="1.834cm" fo:min-width="0.15cm" fo:padding-top="0.175cm" fo:padding-bottom="0.175cm" fo:padding-left="0.3cm" fo:padding-right="0.3cm"/>
    </style:style>
    <style:style style:name="gr45" style:family="graphic" style:parent-style-name="standard">
      <style:graphic-properties svg:stroke-color="#000000" draw:fill="solid" draw:fill-color="#ffa6a6" draw:textarea-horizontal-align="justify" draw:textarea-vertical-align="middle" draw:auto-grow-height="false" fo:min-height="0.451cm" fo:min-width="2.91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Sans Narrow" fo:font-weight="bold" style:font-weight-asian="bold" style:font-weight-complex="bold"/>
    </style:style>
    <style:style style:name="P2" style:family="paragraph">
      <style:paragraph-properties fo:text-align="center" style:writing-mode="lr-tb"/>
      <style:text-properties style:font-name="Liberation Sans Narrow"/>
    </style:style>
    <style:style style:name="P3" style:family="paragraph">
      <loext:graphic-properties draw:fill="solid" draw:fill-color="#83caff"/>
      <style:paragraph-properties fo:text-align="center" style:writing-mode="lr-tb"/>
      <style:text-properties style:font-name="Liberation Sans Narrow"/>
    </style:style>
    <style:style style:name="P4" style:family="paragraph">
      <loext:graphic-properties draw:fill="solid" draw:fill-color="#579d1c"/>
      <style:paragraph-properties fo:text-align="center" style:writing-mode="lr-tb"/>
      <style:text-properties style:font-name="Liberation Sans Narrow" fo:font-weight="bold" style:font-weight-asian="bold" style:font-weight-complex="bold"/>
    </style:style>
    <style:style style:name="P5" style:family="paragraph">
      <style:paragraph-properties fo:text-align="center" style:writing-mode="lr-tb"/>
      <style:text-properties fo:color="#ffffff" loext:opacity="100%" style:font-name="Liberation Sans Narrow" fo:font-weight="bold" style:font-weight-asian="bold" style:font-weight-complex="bold"/>
    </style:style>
    <style:style style:name="P6" style:family="paragraph">
      <loext:graphic-properties draw:fill="solid" draw:fill-color="#c9211e"/>
      <style:paragraph-properties fo:text-align="center" style:writing-mode="lr-tb"/>
      <style:text-properties fo:color="#ffffff" loext:opacity="100%" style:font-name="Liberation Sans Narrow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  <style:text-properties style:font-name="Liberation Sans Narrow" fo:font-weight="normal" style:font-weight-asian="normal" style:font-weight-complex="normal"/>
    </style:style>
    <style:style style:name="P9" style:family="paragraph">
      <loext:graphic-properties draw:fill="solid" draw:fill-color="#ffa6a6"/>
      <style:paragraph-properties fo:text-align="center" style:writing-mode="lr-tb"/>
      <style:text-properties style:font-name="Liberation Sans Narrow" fo:font-weight="normal" style:font-weight-asian="normal" style:font-weight-complex="normal"/>
    </style:style>
    <style:style style:name="P10" style:family="paragraph">
      <loext:graphic-properties draw:fill="solid" draw:fill-color="#aecf00"/>
      <style:paragraph-properties fo:text-align="center" style:writing-mode="lr-tb"/>
      <style:text-properties style:font-name="Liberation Sans Narrow"/>
    </style:style>
    <style:style style:name="P11" style:family="paragraph">
      <loext:graphic-properties draw:fill="solid" draw:fill-color="#ffbf00"/>
      <style:paragraph-properties fo:text-align="center" style:writing-mode="lr-tb"/>
      <style:text-properties style:font-name="Liberation Sans Narrow" fo:font-weight="bold" style:font-weight-asian="bold" style:font-weight-complex="bold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fff5ce"/>
      <style:paragraph-properties fo:text-align="center" style:writing-mode="lr-tb"/>
      <style:text-properties style:font-name="Liberation Sans Narrow"/>
    </style:style>
    <style:style style:name="P14" style:family="paragraph">
      <loext:graphic-properties draw:fill="solid" draw:fill-color="#e6e905"/>
      <style:paragraph-properties fo:text-align="center" style:writing-mode="lr-tb"/>
      <style:text-properties style:font-name="Liberation Sans Narrow" fo:font-weight="bold" style:font-weight-asian="bold" style:font-weight-complex="bold"/>
    </style:style>
    <style:style style:name="P15" style:family="paragraph">
      <loext:graphic-properties draw:fill="solid" draw:fill-color="#ffffd7"/>
      <style:paragraph-properties fo:text-align="center" style:writing-mode="lr-tb"/>
      <style:text-properties style:font-name="Liberation Sans Narrow"/>
    </style:style>
    <style:style style:name="P16" style:family="paragraph">
      <loext:graphic-properties draw:fill="solid" draw:fill-color="#ffa6a6"/>
      <style:paragraph-properties fo:text-align="center" style:writing-mode="lr-tb"/>
      <style:text-properties style:font-name="Liberation Sans Narrow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808080" loext:opacity="100%" style:font-name="Chalkduster" fo:font-size="16pt" style:font-size-asian="16pt" style:font-size-complex="16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808080" loext:opacity="100%" style:font-name="Chalkduster" fo:font-size="14pt" style:font-size-asian="14pt" style:font-size-complex="14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808080" loext:opacity="100%" style:font-name="Chalkduster" fo:font-size="32pt" style:font-size-asian="32pt" style:font-size-complex="32pt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ffffff"/>
      <style:paragraph-properties fo:text-align="start" style:writing-mode="lr-tb"/>
      <style:text-properties fo:color="#808080" loext:opacity="100%" style:font-name="Chalkduster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22" style:family="paragraph">
      <style:paragraph-properties fo:text-align="center" style:writing-mode="lr-tb"/>
      <style:text-properties style:font-name="Liberation Sans Narrow" fo:font-style="italic" fo:font-weight="bold" style:font-style-asian="italic" style:font-weight-asian="normal" style:font-style-complex="italic" style:font-weight-complex="normal"/>
    </style:style>
    <style:style style:name="P23" style:family="paragraph">
      <loext:graphic-properties draw:fill="bitmap" draw:fill-color="#ffa6a6" draw:fill-image-name="Bitmap_20_1" style:repeat="repeat"/>
      <style:paragraph-properties fo:text-align="center" style:writing-mode="lr-tb"/>
      <style:text-properties style:font-name="Liberation Sans Narrow" fo:font-style="italic" fo:font-weight="bold" style:font-style-asian="italic" style:font-weight-asian="normal" style:font-style-complex="italic" style:font-weight-complex="normal"/>
    </style:style>
    <style:style style:name="P24" style:family="paragraph">
      <style:paragraph-properties fo:text-align="center" style:writing-mode="lr-tb"/>
      <style:text-properties style:font-name="Liberation Sans Narrow" fo:font-style="italic" fo:font-weight="bold" style:font-style-asian="italic" style:font-style-complex="italic"/>
    </style:style>
    <style:style style:name="P25" style:family="paragraph">
      <loext:graphic-properties draw:fill="bitmap" draw:fill-color="#fff5ce" draw:fill-hatch-solid="false" draw:fill-image-name="Weave" style:repeat="repeat"/>
      <style:paragraph-properties fo:text-align="center" style:writing-mode="lr-tb"/>
      <style:text-properties style:font-name="Liberation Sans Narrow" fo:font-style="italic" fo:font-weight="bold" style:font-style-asian="italic" style:font-style-complex="italic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iberation Sans Narrow"/>
    </style:style>
    <style:style style:name="P27" style:family="paragraph">
      <loext:graphic-properties draw:fill="none" draw:fill-color="#ffffff"/>
      <style:paragraph-properties fo:text-align="center" style:writing-mode="lr-tb"/>
      <style:text-properties fo:color="#808080" loext:opacity="100%" style:font-name="Chalkduster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28" style:family="paragraph">
      <style:paragraph-properties fo:text-align="center" style:writing-mode="lr-tb"/>
      <style:text-properties style:use-window-font-color="true" loext:opacity="0%" style:font-name="Liberation Sans Narrow" fo:font-weight="bold" style:font-weight-asian="bold" style:font-weight-complex="bold"/>
    </style:style>
    <style:style style:name="P29" style:family="paragraph">
      <loext:graphic-properties draw:fill="solid" draw:fill-color="#bf819e"/>
      <style:paragraph-properties fo:text-align="center" style:writing-mode="lr-tb"/>
      <style:text-properties style:use-window-font-color="true" loext:opacity="0%" style:font-name="Liberation Sans Narrow" fo:font-weight="bold" style:font-weight-asian="bold" style:font-weight-complex="bold"/>
    </style:style>
    <style:style style:name="P30" style:family="paragraph">
      <loext:graphic-properties draw:fill="solid" draw:fill-color="#e0c2cd"/>
      <style:paragraph-properties fo:text-align="center" style:writing-mode="lr-tb"/>
      <style:text-properties style:font-name="Liberation Sans Narrow"/>
    </style:style>
    <style:style style:name="P31" style:family="paragraph">
      <loext:graphic-properties draw:fill="solid" draw:fill-color="#e0c2cd"/>
      <style:paragraph-properties fo:text-align="center"/>
    </style:style>
    <style:style style:name="P32" style:family="paragraph">
      <style:paragraph-properties fo:text-align="center" style:writing-mode="lr-tb"/>
      <style:text-properties style:font-name="Liberation Sans Narrow" fo:font-size="14pt" style:font-size-asian="14pt" style:font-size-complex="14pt"/>
    </style:style>
    <style:style style:name="P33" style:family="paragraph">
      <loext:graphic-properties draw:fill="solid" draw:fill-color="#ffd7d7"/>
      <style:paragraph-properties fo:text-align="center" style:writing-mode="lr-tb"/>
      <style:text-properties style:font-name="Liberation Sans Narrow" fo:font-size="14pt" style:font-size-asian="14pt" style:font-size-complex="14pt"/>
    </style:style>
    <style:style style:name="P34" style:family="paragraph">
      <loext:graphic-properties draw:fill="solid" draw:fill-color="#ffd7d7"/>
      <style:paragraph-properties fo:margin-left="0cm" fo:margin-right="0cm" fo:margin-top="0cm" fo:margin-bottom="0cm" fo:line-height="100%" fo:text-align="center" fo:text-indent="0cm" style:writing-mode="lr-tb"/>
      <style:text-properties style:font-name="Liberation Sans Narrow"/>
    </style:style>
    <style:style style:name="P35" style:family="paragraph">
      <style:paragraph-properties fo:text-align="center" style:writing-mode="lr-tb"/>
      <style:text-properties fo:font-style="italic" fo:font-weight="normal" style:font-style-asian="italic" style:font-weight-asian="normal" style:font-style-complex="italic" style:font-weight-complex="normal"/>
    </style:style>
    <style:style style:name="P36" style:family="paragraph">
      <loext:graphic-properties draw:fill="solid" draw:fill-color="#b2b2b2"/>
      <style:paragraph-properties fo:text-align="center" style:writing-mode="lr-tb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style:font-name="Liberation Sans Narrow" fo:font-weight="bold" style:font-weight-asian="bold" style:font-weight-complex="bold"/>
    </style:style>
    <style:style style:name="T2" style:family="text">
      <style:text-properties style:font-name="Liberation Sans Narrow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Liberation Sans Narrow"/>
    </style:style>
    <style:style style:name="T4" style:family="text">
      <style:text-properties fo:color="#ffffff" loext:opacity="100%" style:font-name="Liberation Sans Narrow" fo:font-weight="bold" style:font-weight-asian="bold" style:font-weight-complex="bold"/>
    </style:style>
    <style:style style:name="T5" style:family="text">
      <style:text-properties style:font-name="Liberation Sans Narrow" fo:font-weight="normal" style:font-weight-asian="normal" style:font-weight-complex="normal"/>
    </style:style>
    <style:style style:name="T6" style:family="text">
      <style:text-properties fo:color="#808080" loext:opacity="100%" style:font-name="Chalkduster" fo:font-size="32pt" style:font-size-asian="32pt" style:font-size-complex="32pt"/>
    </style:style>
    <style:style style:name="T7" style:family="text">
      <style:text-properties fo:color="#808080" loext:opacity="100%" style:font-name="Chalkduster" fo:font-size="26pt" style:font-size-asian="26pt" style:font-size-complex="26pt"/>
    </style:style>
    <style:style style:name="T8" style:family="text">
      <style:text-properties fo:color="#808080" loext:opacity="100%" style:font-name="Chalkduster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9" style:family="text">
      <style:text-properties style:font-name="Liberation Sans Narrow" fo:font-style="italic" fo:font-weight="bold" style:font-style-asian="italic" style:font-weight-asian="normal" style:font-style-complex="italic" style:font-weight-complex="normal"/>
    </style:style>
    <style:style style:name="T10" style:family="text">
      <style:text-properties style:font-name="Liberation Sans Narrow" fo:font-style="italic" fo:font-weight="bold" style:font-style-asian="italic" style:font-style-complex="italic"/>
    </style:style>
    <style:style style:name="T11" style:family="text">
      <style:text-properties style:use-window-font-color="true" loext:opacity="0%" style:font-name="Liberation Sans Narrow" fo:font-weight="bold" style:font-weight-asian="bold" style:font-weight-complex="bold"/>
    </style:style>
    <style:style style:name="T12" style:family="text">
      <style:text-properties style:font-name="Liberation Sans Narrow" fo:font-size="14pt" style:font-size-asian="14pt" style:font-size-complex="14pt"/>
    </style:style>
    <style:style style:name="T13" style:family="text">
      <style:text-properties style:font-name="Liberation Sans Narrow" fo:font-size="14pt" fo:font-style="italic" style:font-size-asian="14pt" style:font-style-asian="italic" style:font-size-complex="14pt" style:font-style-complex="italic"/>
    </style:style>
    <style:style style:name="T14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style:text-position="33% 58%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3.489cm" svg:height="1.55cm" svg:x="6.16cm" svg:y="12.002cm">
          <text:p text:style-name="P1"><text:span text:style-name="T1">NODE 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3.488cm" svg:height="1.549cm" svg:x="10.915cm" svg:y="12.003cm">
          <text:p text:style-name="P1"><text:span text:style-name="T1">NODE 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3.489cm" svg:height="1.549cm" svg:x="25.34cm" svg:y="12.003cm">
          <text:p text:style-name="P1"><text:span text:style-name="T1">NODE </text:span><text:span text:style-name="T2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3.489cm" svg:height="1.55cm" svg:x="15.669cm" svg:y="12.002cm">
          <text:p text:style-name="P1"><text:span text:style-name="T1">NODE 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0" draw:id="id10" draw:layer="layout" svg:width="3.489cm" svg:height="0.775cm" svg:x="6.161cm" svg:y="14.311cm">
          <text:p text:style-name="P2"><text:span text:style-name="T3">Feature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1" draw:id="id11" draw:layer="layout" svg:width="3.489cm" svg:height="0.775cm" svg:x="6.162cm" svg:y="15.474cm">
          <text:p text:style-name="P2"><text:span text:style-name="T3">Feature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2" draw:id="id12" draw:layer="layout" svg:width="3.489cm" svg:height="0.774cm" svg:x="6.163cm" svg:y="17.863cm">
          <text:p text:style-name="P2"><text:span text:style-name="T3">Location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3" draw:id="id13" draw:layer="layout" svg:width="3.489cm" svg:height="0.774cm" svg:x="6.164cm" svg:y="19.026cm">
          <text:p text:style-name="P2"><text:span text:style-name="T3">Docu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3.488cm" svg:height="1.551cm" svg:x="8.209cm" svg:y="8.164cm">
          <text:p text:style-name="P1"><text:span text:style-name="T1">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4" draw:id="id4" draw:layer="layout" svg:width="3.489cm" svg:height="1.551cm" svg:x="25.701cm" svg:y="8.164cm">
          <text:p text:style-name="P5"><text:span text:style-name="T4">PR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curve" svg:x1="9.953cm" svg:y1="9.715cm" svg:x2="7.904cm" svg:y2="12.002cm" draw:start-shape="id1" draw:start-glue-point="2" draw:end-shape="id2" draw:end-glue-point="0" svg:d="M9953 9715c0 1716-2049 573-2049 2287" svg:viewBox="0 0 2050 2288">
          <text:p/>
        </draw:connector>
        <draw:connector draw:style-name="gr5" draw:text-style-name="P7" draw:layer="layout" draw:type="curve" svg:x1="9.953cm" svg:y1="9.715cm" svg:x2="12.659cm" svg:y2="12.003cm" draw:start-shape="id1" draw:start-glue-point="2" draw:end-shape="id3" draw:end-glue-point="0" svg:d="M9953 9715c0 1716 2706 572 2706 2288" svg:viewBox="0 0 2707 2289">
          <text:p/>
        </draw:connector>
        <draw:connector draw:style-name="gr6" draw:text-style-name="P7" draw:layer="layout" draw:type="curve" svg:x1="27.445cm" svg:y1="9.715cm" svg:x2="27.084cm" svg:y2="12.003cm" draw:start-shape="id4" draw:start-glue-point="2" draw:end-shape="id5" draw:end-glue-point="0" svg:d="M27445 9715c0 1716-361 572-361 2288" svg:viewBox="0 0 362 2289">
          <text:p/>
        </draw:connector>
        <draw:connector draw:style-name="gr6" draw:text-style-name="P7" draw:layer="layout" draw:type="curve" svg:x1="27.445cm" svg:y1="9.715cm" svg:x2="17.413cm" svg:y2="12.002cm" draw:start-shape="id4" draw:start-glue-point="2" draw:end-shape="id6" draw:end-glue-point="0" svg:d="M27445 9715c0 1716-10032 573-10032 2287" svg:viewBox="0 0 10033 2288">
          <text:p/>
        </draw:connector>
        <draw:connector draw:style-name="gr6" draw:text-style-name="P7" draw:layer="layout" draw:type="curve" svg:x1="27.445cm" svg:y1="9.715cm" svg:x2="12.659cm" svg:y2="12.003cm" draw:start-shape="id4" draw:start-glue-point="2" draw:end-shape="id3" draw:end-glue-point="0" svg:d="M27445 9715c0 1716-14786 572-14786 2288" svg:viewBox="0 0 14787 2289">
          <text:p/>
        </draw:connector>
        <draw:connector draw:style-name="gr7" draw:text-style-name="P7" draw:layer="layout" draw:type="curve" svg:x1="9.649cm" svg:y1="17.023cm" svg:x2="17.413cm" svg:y2="13.552cm" draw:start-shape="id7" draw:start-glue-point="1" draw:end-shape="id6" draw:end-glue-point="2" svg:d="M9649 17023c5176 0 7764-1157 7764-3471" svg:viewBox="0 0 7765 3472">
          <text:p/>
        </draw:connector>
        <draw:custom-shape draw:style-name="gr2" draw:text-style-name="P3" xml:id="id8" draw:id="id8" draw:layer="layout" svg:width="3.489cm" svg:height="0.775cm" svg:x="25.34cm" svg:y="14.336cm">
          <text:p text:style-name="P2"><text:span text:style-name="T3">Feature 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4" draw:id="id14" draw:layer="layout" svg:width="3.489cm" svg:height="0.775cm" svg:x="25.34cm" svg:y="15.499cm">
          <text:p text:style-name="P2"><text:span text:style-name="T3">Feature 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5" draw:id="id15" draw:layer="layout" svg:width="3.489cm" svg:height="0.775cm" svg:x="25.34cm" svg:y="17.824cm">
          <text:p text:style-name="P2"><text:span text:style-name="T3">Location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3.489cm" svg:height="0.774cm" svg:x="6.16cm" svg:y="16.636cm">
          <text:p text:style-name="P2"><text:span text:style-name="T3">Feature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curve" svg:x1="12.659cm" svg:y1="13.552cm" svg:x2="25.34cm" svg:y2="14.723cm" draw:start-shape="id3" draw:start-glue-point="2" draw:end-shape="id8" draw:end-glue-point="3" svg:d="M12659 13552c0 781 4227 1171 12681 1171" svg:viewBox="0 0 12682 1172">
          <text:p/>
        </draw:connector>
        <draw:custom-shape draw:style-name="gr8" draw:text-style-name="P9" xml:id="id30" draw:id="id30" draw:layer="layout" svg:width="3.488cm" svg:height="0.775cm" svg:x="30.2cm" svg:y="6.925cm">
          <text:p text:style-name="P8"><text:span text:style-name="T5">Grap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xml:id="id25" draw:id="id25" draw:layer="layout" svg:width="3.489cm" svg:height="0.774cm" svg:x="8.209cm" svg:y="5.07cm">
          <text:p text:style-name="P2"><text:span text:style-name="T3">Location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xml:id="id9" draw:id="id9" draw:layer="layout" draw:type="curve" svg:x1="7.904cm" svg:y1="13.552cm" svg:x2="7.904cm" svg:y2="13.552cm" draw:start-shape="id2" draw:start-glue-point="2" draw:end-shape="id2" draw:end-glue-point="2" svg:d="M7904 13552z" svg:viewBox="0 0 1 1">
          <text:p/>
        </draw:connector>
        <draw:connector draw:style-name="gr11" draw:text-style-name="P7" draw:layer="layout" draw:type="curve" svg:x1="7.904cm" svg:y1="13.552cm" svg:x2="7.905cm" svg:y2="14.311cm" draw:start-shape="id9" draw:start-glue-point="0" draw:end-shape="id10" draw:end-glue-point="0" svg:d="M7904 13552c1 0 1 253 1 759" svg:viewBox="0 0 2 760">
          <text:p/>
        </draw:connector>
        <draw:connector draw:style-name="gr11" draw:text-style-name="P7" draw:layer="layout" draw:type="curve" svg:x1="27.084cm" svg:y1="13.552cm" svg:x2="27.084cm" svg:y2="14.336cm" draw:start-shape="id5" draw:start-glue-point="2" draw:end-shape="id8" draw:end-glue-point="0" svg:d="M27084 13552v784" svg:viewBox="0 0 1 785">
          <text:p/>
        </draw:connector>
        <draw:custom-shape draw:style-name="gr12" draw:text-style-name="P11" xml:id="id36" draw:id="id36" draw:layer="layout" svg:width="3.488cm" svg:height="1.575cm" svg:x="16.211cm" svg:y="8.152cm">
          <text:p text:style-name="P1"><text:span text:style-name="T1">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2" draw:layer="layout" svg:x1="7.905cm" svg:y1="15.086cm" svg:x2="7.906cm" svg:y2="15.474cm" draw:start-shape="id10" draw:start-glue-point="2" draw:end-shape="id11" draw:end-glue-point="0" svg:d="M7905 15086v194h1v194" svg:viewBox="0 0 2 389">
          <text:p/>
        </draw:connector>
        <draw:connector draw:style-name="gr13" draw:text-style-name="P12" draw:layer="layout" svg:x1="7.906cm" svg:y1="16.249cm" svg:x2="7.904cm" svg:y2="16.636cm" draw:start-shape="id11" draw:start-glue-point="2" draw:end-shape="id7" draw:end-glue-point="0" svg:d="M7906 16249v194h-2v193" svg:viewBox="0 0 3 388">
          <text:p/>
        </draw:connector>
        <draw:connector draw:style-name="gr13" draw:text-style-name="P12" draw:layer="layout" svg:x1="7.904cm" svg:y1="17.41cm" svg:x2="7.907cm" svg:y2="17.863cm" draw:start-shape="id7" draw:start-glue-point="2" draw:end-shape="id12" draw:end-glue-point="0" svg:d="M7904 17410v227h3v226" svg:viewBox="0 0 4 454">
          <text:p/>
        </draw:connector>
        <draw:connector draw:style-name="gr13" draw:text-style-name="P12" draw:layer="layout" svg:x1="7.907cm" svg:y1="18.637cm" svg:x2="7.908cm" svg:y2="19.026cm" draw:start-shape="id12" draw:start-glue-point="2" draw:end-shape="id13" draw:end-glue-point="0" svg:d="M7907 18637v195h1v194" svg:viewBox="0 0 2 390">
          <text:p/>
        </draw:connector>
        <draw:connector draw:style-name="gr13" draw:text-style-name="P12" draw:layer="layout" svg:x1="27.084cm" svg:y1="15.111cm" svg:x2="27.084cm" svg:y2="15.499cm" draw:start-shape="id8" draw:start-glue-point="2" draw:end-shape="id14" draw:end-glue-point="0" svg:d="M27084 15111v388" svg:viewBox="0 0 1 389">
          <text:p/>
        </draw:connector>
        <draw:connector draw:style-name="gr13" draw:text-style-name="P12" draw:layer="layout" svg:x1="27.084cm" svg:y1="16.274cm" svg:x2="27.084cm" svg:y2="17.824cm" draw:start-shape="id14" draw:start-glue-point="2" draw:end-shape="id15" draw:end-glue-point="0" svg:d="M27084 16274v1550" svg:viewBox="0 0 1 1551">
          <text:p/>
        </draw:connector>
        <draw:connector draw:style-name="gr14" draw:text-style-name="P7" draw:layer="layout" draw:type="curve" svg:x1="17.413cm" svg:y1="13.552cm" svg:x2="25.34cm" svg:y2="15.886cm" draw:start-shape="id6" draw:start-glue-point="2" draw:end-shape="id14" draw:end-glue-point="3" svg:d="M17413 13552c0 1556 2642 2334 7927 2334" svg:viewBox="0 0 7928 2335">
          <text:p/>
        </draw:connector>
        <draw:custom-shape draw:style-name="gr2" draw:text-style-name="P3" xml:id="id16" draw:id="id16" draw:layer="layout" svg:width="3.489cm" svg:height="0.774cm" svg:x="6.164cm" svg:y="20.239cm">
          <text:p text:style-name="P2"><text:span text:style-name="T3">Pro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7" draw:layer="layout" draw:type="curve" svg:x1="7.908cm" svg:y1="19.8cm" svg:x2="7.908cm" svg:y2="20.239cm" draw:start-shape="id13" draw:start-glue-point="2" draw:end-shape="id16" draw:end-glue-point="0" svg:d="M7908 19800v439" svg:viewBox="0 0 1 440">
          <text:p/>
        </draw:connector>
        <draw:custom-shape draw:style-name="gr2" draw:text-style-name="P3" xml:id="id17" draw:id="id17" draw:layer="layout" svg:width="3.489cm" svg:height="0.774cm" svg:x="25.34cm" svg:y="18.989cm">
          <text:p text:style-name="P2"><text:span text:style-name="T3">Docu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8" draw:id="id18" draw:layer="layout" svg:width="3.489cm" svg:height="0.774cm" svg:x="25.34cm" svg:y="20.152cm">
          <text:p text:style-name="P2"><text:span text:style-name="T3">Pro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2" draw:layer="layout" svg:x1="27.084cm" svg:y1="19.763cm" svg:x2="27.084cm" svg:y2="20.152cm" draw:start-shape="id17" draw:start-glue-point="2" draw:end-shape="id18" draw:end-glue-point="0" svg:d="M27084 19763v389" svg:viewBox="0 0 1 390">
          <text:p/>
        </draw:connector>
        <draw:custom-shape draw:style-name="gr2" draw:text-style-name="P3" xml:id="id19" draw:id="id19" draw:layer="layout" svg:width="3.489cm" svg:height="0.774cm" svg:x="25.34cm" svg:y="21.365cm">
          <text:p text:style-name="P2"><text:span text:style-name="T3">Ev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7" draw:layer="layout" draw:type="curve" svg:x1="27.084cm" svg:y1="20.926cm" svg:x2="27.084cm" svg:y2="21.365cm" draw:start-shape="id18" draw:start-glue-point="2" draw:end-shape="id19" draw:end-glue-point="0" svg:d="M27084 20926v439" svg:viewBox="0 0 1 440">
          <text:p/>
        </draw:connector>
        <draw:connector draw:style-name="gr15" draw:text-style-name="P7" draw:layer="layout" draw:type="curve" svg:x1="27.084cm" svg:y1="18.989cm" svg:x2="27.084cm" svg:y2="18.599cm" draw:start-shape="id17" draw:start-glue-point="0" draw:end-shape="id15" draw:end-glue-point="2" svg:d="M27084 18989v-390" svg:viewBox="0 0 1 391">
          <text:p/>
        </draw:connector>
        <draw:custom-shape draw:style-name="gr16" draw:text-style-name="P13" xml:id="id37" draw:id="id37" draw:layer="layout" svg:width="3.489cm" svg:height="0.775cm" svg:x="21.011cm" svg:y="6.646cm">
          <text:p text:style-name="P2"><text:span text:style-name="T3">Table Disp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39" draw:id="id39" draw:layer="layout" svg:width="3.489cm" svg:height="0.775cm" svg:x="21.011cm" svg:y="7.946cm">
          <text:p text:style-name="P2"><text:span text:style-name="T3">CSV Ex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38" draw:id="id38" draw:layer="layout" svg:width="3.489cm" svg:height="0.775cm" svg:x="21.011cm" svg:y="5.346cm">
          <text:p text:style-name="P2"><text:span text:style-name="T3">Data Edi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xml:id="id20" draw:id="id20" draw:layer="layout" svg:width="3.488cm" svg:height="1.575cm" svg:x="2.5cm" svg:y="23.27cm">
          <text:p text:style-name="P1"><text:span text:style-name="T1">Gazet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5" xml:id="id21" draw:id="id21" draw:layer="layout" svg:width="3.489cm" svg:height="0.775cm" svg:x="2.5cm" svg:y="25.625cm">
          <text:p text:style-name="P2"><text:span text:style-name="T3">Ev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7" draw:layer="layout" draw:type="curve" svg:x1="4.244cm" svg:y1="24.845cm" svg:x2="4.244cm" svg:y2="25.625cm" draw:start-shape="id20" draw:start-glue-point="2" draw:end-shape="id21" draw:end-glue-point="0" svg:d="M4244 24845v780" svg:viewBox="0 0 1 781">
          <text:p/>
        </draw:connector>
        <draw:connector draw:style-name="gr19" draw:text-style-name="P7" draw:layer="layout" draw:type="curve" svg:x1="5.988cm" svg:y1="24.057cm" svg:x2="7.908cm" svg:y2="22.214cm" draw:start-shape="id20" draw:start-glue-point="1" draw:end-shape="id22" draw:end-glue-point="2" svg:d="M5988 24057c1280 0 1920-614 1920-1843" svg:viewBox="0 0 1921 1844">
          <text:p/>
        </draw:connector>
        <draw:custom-shape draw:style-name="gr8" draw:text-style-name="P9" xml:id="id31" draw:id="id31" draw:layer="layout" svg:width="3.488cm" svg:height="0.775cm" svg:x="30.201cm" svg:y="8.125cm">
          <text:p text:style-name="P8"><text:span text:style-name="T5">Expo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xml:id="id22" draw:id="id22" draw:layer="layout" svg:width="3.489cm" svg:height="0.774cm" svg:x="6.164cm" svg:y="21.44cm">
          <text:p text:style-name="P2"><text:span text:style-name="T3">Ev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line" svg:x1="7.908cm" svg:y1="21.013cm" svg:x2="7.908cm" svg:y2="21.44cm" draw:start-shape="id16" draw:start-glue-point="2" draw:end-shape="id22" draw:end-glue-point="0" svg:d="M7908 21013v427" svg:viewBox="0 0 1 428">
          <text:p/>
        </draw:connector>
        <draw:custom-shape draw:style-name="gr21" draw:text-style-name="P10" xml:id="id26" draw:id="id26" draw:layer="layout" svg:width="3.489cm" svg:height="0.774cm" svg:x="8.209cm" svg:y="3.815cm">
          <text:p text:style-name="P2"><text:span text:style-name="T3">De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6" xml:id="id23" draw:id="id23" draw:layer="layout" svg:width="3.489cm" svg:height="0.775cm" svg:x="30.2cm" svg:y="23.225cm">
          <text:p text:style-name="P2"><text:span text:style-name="T3">Calib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6" xml:id="id24" draw:id="id24" draw:layer="layout" svg:width="3.489cm" svg:height="0.775cm" svg:x="30.2cm" svg:y="24.425cm">
          <text:p text:style-name="P2"><text:span text:style-name="T3">Raw form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line" svg:x1="27.084cm" svg:y1="22.139cm" svg:x2="31.944cm" svg:y2="23.225cm" draw:start-shape="id19" draw:start-glue-point="2" draw:end-shape="id23" draw:end-glue-point="0" svg:d="M27084 22139l4860 1086" svg:viewBox="0 0 4861 1087">
          <text:p/>
        </draw:connector>
        <draw:connector draw:style-name="gr10" draw:text-style-name="P7" draw:layer="layout" draw:type="line" svg:x1="31.944cm" svg:y1="24cm" svg:x2="31.944cm" svg:y2="24.425cm" draw:start-shape="id23" draw:start-glue-point="2" draw:end-shape="id24" draw:end-glue-point="0" svg:d="M31944 24000v425" svg:viewBox="0 0 1 426">
          <text:p/>
        </draw:connector>
        <draw:frame draw:style-name="gr23" draw:text-style-name="P17" draw:layer="layout" svg:width="7.9cm" svg:height="1.9cm" draw:transform="rotate (1.5707963267949) translate (2.3cm 22.2cm)">
          <draw:text-box>
            <text:p text:style-name="P12"><text:span text:style-name="T6">metadata</text:span></text:p>
          </draw:text-box>
        </draw:frame>
        <draw:frame draw:style-name="gr24" draw:text-style-name="P18" draw:layer="layout" svg:width="7.9cm" svg:height="1.6cm" svg:x="30.5cm" svg:y="27.3cm">
          <draw:text-box>
            <text:p text:style-name="P12"><text:span text:style-name="T7">automatic</text:span></text:p>
          </draw:text-box>
        </draw:frame>
        <draw:frame draw:style-name="gr24" draw:text-style-name="P18" draw:layer="layout" svg:width="5.5cm" svg:height="1.6cm" svg:x="19.8cm" svg:y="27.4cm">
          <draw:text-box>
            <text:p text:style-name="P12"><text:span text:style-name="T7">manual</text:span></text:p>
          </draw:text-box>
        </draw:frame>
        <draw:frame draw:style-name="gr25" draw:text-style-name="P18" draw:layer="layout" svg:width="5.5cm" svg:height="2.571cm" svg:x="1.3cm" svg:y="26.629cm">
          <draw:text-box>
            <text:p text:style-name="P12"><text:span text:style-name="T7">human agenda</text:span></text:p>
          </draw:text-box>
        </draw:frame>
        <draw:frame draw:style-name="gr26" draw:text-style-name="P19" draw:layer="layout" svg:width="6cm" svg:height="3.113cm" draw:transform="rotate (1.5707963267949) translate (15cm 28.6cm)">
          <draw:text-box>
            <text:p text:style-name="P12"><text:span text:style-name="T6">data</text:span><text:span text:style-name="T6"><text:line-break/></text:span><text:span text:style-name="T6">streams</text:span></text:p>
          </draw:text-box>
        </draw:frame>
        <draw:frame draw:style-name="gr27" draw:text-style-name="P21" draw:layer="layout" svg:width="6cm" svg:height="2.122cm" svg:x="0.9cm" svg:y="7.878cm">
          <draw:text-box>
            <text:p text:style-name="P20"><text:span text:style-name="T8">grids</text:span></text:p>
          </draw:text-box>
        </draw:frame>
        <draw:connector draw:style-name="gr10" draw:text-style-name="P7" draw:layer="layout" draw:type="line" svg:x1="9.953cm" svg:y1="8.164cm" svg:x2="9.953cm" svg:y2="5.844cm" draw:start-shape="id1" draw:start-glue-point="0" draw:end-shape="id25" draw:end-glue-point="2" svg:d="M9953 8164v-2320" svg:viewBox="0 0 1 2321">
          <text:p/>
        </draw:connector>
        <draw:connector draw:style-name="gr10" draw:text-style-name="P7" draw:layer="layout" draw:type="line" svg:x1="9.953cm" svg:y1="5.07cm" svg:x2="9.953cm" svg:y2="4.589cm" draw:start-shape="id25" draw:start-glue-point="0" draw:end-shape="id26" draw:end-glue-point="2" svg:d="M9953 5070v-481" svg:viewBox="0 0 1 482">
          <text:p/>
        </draw:connector>
        <draw:custom-shape draw:style-name="gr28" draw:text-style-name="P16" xml:id="id27" draw:id="id27" draw:layer="layout" svg:width="3.489cm" svg:height="0.774cm" svg:x="25.709cm" svg:y="5.07cm">
          <text:p text:style-name="P2"><text:span text:style-name="T3">Location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6" xml:id="id28" draw:id="id28" draw:layer="layout" svg:width="3.489cm" svg:height="0.774cm" svg:x="25.709cm" svg:y="3.815cm">
          <text:p text:style-name="P2"><text:span text:style-name="T3">De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line" svg:x1="27.453cm" svg:y1="5.07cm" svg:x2="27.453cm" svg:y2="4.589cm" draw:start-shape="id27" draw:start-glue-point="0" draw:end-shape="id28" draw:end-glue-point="2" svg:d="M27453 5070v-481" svg:viewBox="0 0 1 482">
          <text:p/>
        </draw:connector>
        <draw:custom-shape draw:style-name="gr29" draw:text-style-name="P23" xml:id="id29" draw:id="id29" draw:layer="layout" svg:width="3.49cm" svg:height="1cm" svg:x="25.711cm" svg:y="6.313cm">
          <text:p text:style-name="P22"><text:span text:style-name="T9">Superpr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line" svg:x1="27.453cm" svg:y1="5.844cm" svg:x2="27.456cm" svg:y2="6.313cm" draw:start-shape="id27" draw:start-glue-point="2" draw:end-shape="id29" draw:end-glue-point="0" svg:d="M27453 5844l3 469" svg:viewBox="0 0 4 470">
          <text:p/>
        </draw:connector>
        <draw:connector draw:style-name="gr10" draw:text-style-name="P7" draw:layer="layout" draw:type="line" svg:x1="27.456cm" svg:y1="7.313cm" svg:x2="27.445cm" svg:y2="8.164cm" draw:start-shape="id29" draw:start-glue-point="2" draw:end-shape="id4" draw:end-glue-point="0" svg:d="M27456 7313l-11 851" svg:viewBox="0 0 12 852">
          <text:p/>
        </draw:connector>
        <draw:connector draw:style-name="gr30" draw:text-style-name="P7" draw:layer="layout" draw:type="line" svg:x1="29.201cm" svg:y1="6.813cm" svg:x2="30.2cm" svg:y2="7.312cm" draw:start-shape="id29" draw:start-glue-point="1" draw:end-shape="id30" draw:end-glue-point="3" svg:d="M29201 6813l999 499" svg:viewBox="0 0 1000 500">
          <text:p/>
        </draw:connector>
        <draw:connector draw:style-name="gr30" draw:text-style-name="P7" draw:layer="layout" draw:type="line" svg:x1="29.201cm" svg:y1="6.813cm" svg:x2="30.201cm" svg:y2="8.512cm" draw:start-shape="id29" draw:start-glue-point="1" draw:end-shape="id31" draw:end-glue-point="3" svg:d="M29201 6813l1000 1699" svg:viewBox="0 0 1001 1700">
          <text:p/>
        </draw:connector>
        <draw:custom-shape draw:style-name="gr22" draw:text-style-name="P16" xml:id="id32" draw:id="id32" draw:layer="layout" svg:width="3.489cm" svg:height="0.775cm" svg:x="30.2cm" svg:y="25.725cm">
          <text:p text:style-name="P2"><text:span text:style-name="T3">Proc param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line" svg:x1="31.944cm" svg:y1="25.2cm" svg:x2="31.944cm" svg:y2="25.725cm" draw:start-shape="id24" draw:start-glue-point="2" draw:end-shape="id32" draw:end-glue-point="0" svg:d="M31944 25200v525" svg:viewBox="0 0 1 526">
          <text:p/>
        </draw:connector>
        <draw:custom-shape draw:style-name="gr31" draw:text-style-name="P13" xml:id="id33" draw:id="id33" draw:layer="layout" svg:width="3.489cm" svg:height="0.774cm" svg:x="16.2cm" svg:y="5.076cm">
          <text:p text:style-name="P2"><text:span text:style-name="T3">Location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3" xml:id="id34" draw:id="id34" draw:layer="layout" svg:width="3.489cm" svg:height="0.774cm" svg:x="16.2cm" svg:y="3.821cm">
          <text:p text:style-name="P2"><text:span text:style-name="T3">De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line" svg:x1="17.944cm" svg:y1="5.076cm" svg:x2="17.944cm" svg:y2="4.595cm" draw:start-shape="id33" draw:start-glue-point="0" draw:end-shape="id34" draw:end-glue-point="2" svg:d="M17944 5076v-481" svg:viewBox="0 0 1 482">
          <text:p/>
        </draw:connector>
        <draw:connector draw:style-name="gr10" draw:text-style-name="P7" draw:layer="layout" draw:type="line" svg:x1="17.944cm" svg:y1="5.85cm" svg:x2="17.961cm" svg:y2="6.332cm" draw:start-shape="id33" draw:start-glue-point="2" draw:end-shape="id35" draw:end-glue-point="0" svg:d="M17944 5850l17 482" svg:viewBox="0 0 18 483">
          <text:p/>
        </draw:connector>
        <draw:custom-shape draw:style-name="gr32" draw:text-style-name="P25" xml:id="id35" draw:id="id35" draw:layer="layout" svg:width="3.49cm" svg:height="1cm" svg:x="16.216cm" svg:y="6.332cm">
          <text:p text:style-name="P24"><text:span text:style-name="T10">Gen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line" svg:x1="17.961cm" svg:y1="7.332cm" svg:x2="17.955cm" svg:y2="8.152cm" draw:start-shape="id35" draw:start-glue-point="2" draw:end-shape="id36" draw:end-glue-point="0" svg:d="M17961 7332l-6 820" svg:viewBox="0 0 7 821">
          <text:p/>
        </draw:connector>
        <draw:connector draw:style-name="gr30" draw:text-style-name="P7" draw:layer="layout" draw:type="line" svg:x1="19.706cm" svg:y1="6.832cm" svg:x2="21.011cm" svg:y2="7.033cm" draw:start-shape="id35" draw:start-glue-point="1" draw:end-shape="id37" draw:end-glue-point="3" svg:d="M19706 6832l1305 201" svg:viewBox="0 0 1306 202">
          <text:p/>
        </draw:connector>
        <draw:connector draw:style-name="gr33" draw:text-style-name="P7" draw:layer="layout" draw:type="line" svg:x1="19.7cm" svg:y1="6.834cm" svg:x2="21.011cm" svg:y2="5.733cm" draw:end-shape="id38" draw:end-glue-point="3" svg:d="M19700 6834l1311-1101" svg:viewBox="0 0 1312 1102">
          <text:p/>
        </draw:connector>
        <draw:connector draw:style-name="gr30" draw:text-style-name="P7" draw:layer="layout" draw:type="line" svg:x1="19.7cm" svg:y1="6.839cm" svg:x2="21.011cm" svg:y2="8.333cm" draw:end-shape="id39" draw:end-glue-point="3" svg:d="M19700 6839l1311 1494" svg:viewBox="0 0 1312 1495">
          <text:p/>
        </draw:connector>
        <draw:connector draw:style-name="gr34" draw:text-style-name="P7" draw:layer="layout" draw:type="curve" svg:x1="17.955cm" svg:y1="9.727cm" svg:x2="27.084cm" svg:y2="12.003cm" draw:start-shape="id36" draw:start-glue-point="2" draw:end-shape="id5" draw:end-glue-point="0" svg:d="M17955 9727c0 1707 9129 569 9129 2276" svg:viewBox="0 0 9130 2277">
          <text:p/>
        </draw:connector>
        <draw:connector draw:style-name="gr34" draw:text-style-name="P7" draw:layer="layout" draw:type="curve" svg:x1="17.955cm" svg:y1="9.727cm" svg:x2="12.659cm" svg:y2="12.003cm" draw:start-shape="id36" draw:start-glue-point="2" draw:end-shape="id3" draw:end-glue-point="0" svg:d="M17955 9727c0 1707-5296 569-5296 2276" svg:viewBox="0 0 5297 2277">
          <text:p/>
        </draw:connector>
        <draw:custom-shape draw:style-name="gr31" draw:text-style-name="P13" xml:id="id40" draw:id="id40" draw:layer="layout" svg:width="3.489cm" svg:height="0.774cm" svg:x="20.7cm" svg:y="24.451cm">
          <text:p text:style-name="P26"><text:span text:style-name="T3">Form param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3" xml:id="id41" draw:id="id41" draw:layer="layout" svg:width="3.489cm" svg:height="0.774cm" svg:x="20.7cm" svg:y="23.196cm">
          <text:p text:style-name="P2"><text:span text:style-name="T3">Calib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line" svg:x1="22.444cm" svg:y1="24.451cm" svg:x2="22.444cm" svg:y2="23.97cm" draw:start-shape="id40" draw:start-glue-point="0" draw:end-shape="id41" draw:end-glue-point="2" svg:d="M22444 24451v-481" svg:viewBox="0 0 1 482">
          <text:p/>
        </draw:connector>
        <draw:connector draw:style-name="gr10" draw:text-style-name="P7" draw:layer="layout" draw:type="line" svg:x1="27.084cm" svg:y1="22.139cm" svg:x2="22.444cm" svg:y2="23.196cm" draw:start-shape="id19" draw:start-glue-point="2" draw:end-shape="id41" draw:end-glue-point="0" svg:d="M27084 22139l-4640 1057" svg:viewBox="0 0 4641 1058">
          <text:p/>
        </draw:connector>
        <draw:frame draw:style-name="gr35" draw:text-style-name="P27" draw:layer="layout" svg:width="6cm" svg:height="1.86cm" svg:x="0.9cm" svg:y="11.847cm">
          <draw:text-box>
            <text:p text:style-name="P20"><text:span text:style-name="T8">nodes</text:span></text:p>
          </draw:text-box>
        </draw:frame>
        <draw:custom-shape draw:style-name="gr21" draw:text-style-name="P10" xml:id="id42" draw:id="id42" draw:layer="layout" svg:width="3.489cm" svg:height="0.774cm" svg:x="8.209cm" svg:y="2.452cm">
          <text:p text:style-name="P2"><text:span text:style-name="T3">Do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line" svg:x1="9.953cm" svg:y1="3.226cm" svg:x2="9.953cm" svg:y2="3.815cm" draw:start-shape="id42" draw:start-glue-point="2" draw:end-shape="id26" draw:end-glue-point="0" svg:d="M9953 3226v589" svg:viewBox="0 0 1 590">
          <text:p/>
        </draw:connector>
        <draw:custom-shape draw:style-name="gr28" draw:text-style-name="P16" xml:id="id43" draw:id="id43" draw:layer="layout" svg:width="3.489cm" svg:height="0.774cm" svg:x="25.7cm" svg:y="2.452cm">
          <text:p text:style-name="P2"><text:span text:style-name="T3">Do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line" svg:x1="27.444cm" svg:y1="3.226cm" svg:x2="27.453cm" svg:y2="3.815cm" draw:start-shape="id43" draw:start-glue-point="2" draw:end-shape="id28" draw:end-glue-point="0" svg:d="M27444 3226l9 589" svg:viewBox="0 0 10 590">
          <text:p/>
        </draw:connector>
        <draw:custom-shape draw:style-name="gr31" draw:text-style-name="P13" xml:id="id44" draw:id="id44" draw:layer="layout" svg:width="3.489cm" svg:height="0.774cm" svg:x="16.2cm" svg:y="2.452cm">
          <text:p text:style-name="P2"><text:span text:style-name="T3">Do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line" svg:x1="17.944cm" svg:y1="3.226cm" svg:x2="17.944cm" svg:y2="3.821cm" draw:start-shape="id44" draw:start-glue-point="2" draw:end-shape="id34" draw:end-glue-point="0" svg:d="M17944 3226v595" svg:viewBox="0 0 1 596">
          <text:p/>
        </draw:connector>
        <draw:frame draw:style-name="gr36" draw:text-style-name="P21" draw:layer="layout" svg:width="8.2cm" svg:height="1.922cm" svg:x="0.9cm" svg:y="1.878cm">
          <draw:text-box>
            <text:p text:style-name="P20"><text:span text:style-name="T8">domains</text:span></text:p>
          </draw:text-box>
        </draw:frame>
        <draw:custom-shape draw:style-name="gr37" draw:text-style-name="P29" xml:id="id49" draw:id="id49" draw:layer="layout" svg:width="3.489cm" svg:height="1.551cm" svg:x="35.606cm" svg:y="8.164cm">
          <text:p text:style-name="P28"><text:span text:style-name="T11">SEFR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0" xml:id="id45" draw:id="id45" draw:layer="layout" svg:width="3.489cm" svg:height="0.774cm" svg:x="35.606cm" svg:y="5.026cm">
          <text:p text:style-name="P2"><text:span text:style-name="T3">Event Bull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0" xml:id="id46" draw:id="id46" draw:layer="layout" svg:width="3.489cm" svg:height="0.774cm" svg:x="35.606cm" svg:y="3.771cm">
          <text:p text:style-name="P2"><text:span text:style-name="T3">Chan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31" draw:layer="layout" draw:type="line" svg:x1="37.35cm" svg:y1="5.026cm" svg:x2="37.35cm" svg:y2="4.545cm" draw:start-shape="id45" draw:start-glue-point="0" draw:end-shape="id46" draw:end-glue-point="2" svg:d="M37350 5026v-481" svg:viewBox="0 0 1 482">
          <text:p/>
        </draw:connector>
        <draw:custom-shape draw:style-name="gr38" draw:text-style-name="P30" xml:id="id47" draw:id="id47" draw:layer="layout" svg:width="3.489cm" svg:height="0.774cm" svg:x="35.606cm" svg:y="2.408cm">
          <text:p text:style-name="P2"><text:span text:style-name="T3">Do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31" draw:layer="layout" draw:type="line" svg:x1="37.35cm" svg:y1="3.182cm" svg:x2="37.35cm" svg:y2="3.771cm" draw:start-shape="id47" draw:start-glue-point="2" draw:end-shape="id46" draw:end-glue-point="0" svg:d="M37350 3182v589" svg:viewBox="0 0 1 590">
          <text:p/>
        </draw:connector>
        <draw:custom-shape draw:style-name="gr38" draw:text-style-name="P30" xml:id="id48" draw:id="id48" draw:layer="layout" svg:width="3.489cm" svg:height="0.774cm" svg:x="35.606cm" svg:y="6.527cm">
          <text:p text:style-name="P2"><text:span text:style-name="T3">Stripch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line" svg:x1="37.35cm" svg:y1="5.8cm" svg:x2="37.35cm" svg:y2="6.527cm" draw:start-shape="id45" draw:start-glue-point="2" draw:end-shape="id48" draw:end-glue-point="0" svg:d="M37350 5800v727" svg:viewBox="0 0 1 728">
          <text:p/>
        </draw:connector>
        <draw:connector draw:style-name="gr10" draw:text-style-name="P7" draw:layer="layout" draw:type="line" svg:x1="37.35cm" svg:y1="7.301cm" svg:x2="37.35cm" svg:y2="8.164cm" draw:start-shape="id48" draw:start-glue-point="2" draw:end-shape="id49" draw:end-glue-point="0" svg:d="M37350 7301v863" svg:viewBox="0 0 1 864">
          <text:p/>
        </draw:connector>
        <draw:custom-shape draw:style-name="gr40" draw:text-style-name="P33" xml:id="id50" draw:id="id50" draw:layer="layout" svg:width="2.7cm" svg:height="0.775cm" svg:x="35.6cm" svg:y="23.225cm">
          <text:p text:style-name="P32"><text:span text:style-name="T12">Channel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4" xml:id="id51" draw:id="id51" draw:layer="layout" svg:width="2.7cm" svg:height="0.775cm" svg:x="35.6cm" svg:y="24.325cm">
          <text:p text:style-name="P26"><text:span text:style-name="T12">Channel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4" xml:id="id52" draw:id="id52" draw:layer="layout" svg:width="2.7cm" svg:height="0.775cm" svg:x="35.6cm" svg:y="25.825cm">
          <text:p text:style-name="P26"><text:span text:style-name="T12">Channel </text:span><text:span text:style-name="T13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line" svg:x1="33.689cm" svg:y1="23.612cm" svg:x2="35.6cm" svg:y2="23.612cm" draw:start-shape="id23" draw:start-glue-point="1" draw:end-shape="id50" draw:end-glue-point="3" svg:d="M33689 23612h1911" svg:viewBox="0 0 1912 1">
          <text:p/>
        </draw:connector>
        <draw:connector draw:style-name="gr10" draw:text-style-name="P7" draw:layer="layout" draw:type="line" svg:x1="36.95cm" svg:y1="24cm" svg:x2="36.95cm" svg:y2="24.325cm" draw:start-shape="id50" draw:start-glue-point="2" draw:end-shape="id51" draw:end-glue-point="0" svg:d="M36950 24000v325" svg:viewBox="0 0 1 326">
          <text:p/>
        </draw:connector>
        <draw:connector draw:style-name="gr10" draw:text-style-name="P7" draw:layer="layout" draw:type="line" svg:x1="36.95cm" svg:y1="25.1cm" svg:x2="36.95cm" svg:y2="25.825cm" draw:start-shape="id51" draw:start-glue-point="2" draw:end-shape="id52" draw:end-glue-point="0" svg:d="M36950 25100v725" svg:viewBox="0 0 1 726">
          <text:p/>
        </draw:connector>
        <draw:custom-shape draw:style-name="gr43" draw:text-style-name="P36" draw:layer="layout" svg:width="6.1cm" svg:height="7.4cm" svg:x="34.3cm" svg:y="13.1cm">
          <text:p text:style-name="P35"><text:span text:style-name="T14">3</text:span><text:span text:style-name="T15">rd</text:span><text:span text:style-name="T14">-party</text:span><text:span text:style-name="T14"><text:line-break/></text:span><text:span text:style-name="T14">applications</text:span></text:p>
          <text:p text:style-name="P35"><text:span text:style-name="T16"/></text:p>
          <text:p text:style-name="P35"><text:span text:style-name="T16">EarthWorm</text:span><text:span text:style-name="T16"><text:line-break/></text:span><text:span text:style-name="T16">SeisComP</text:span><text:span text:style-name="T16"><text:line-break/></text:span><text:span text:style-name="T16">SEED</text:span></text:p>
          <text:p text:style-name="P35"><text:span text:style-name="T16">FDSN</text:span></text:p>
          <text:p text:style-name="P35"><text:span text:style-name="T16">Winst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7" draw:layer="layout" svg:width="1.3cm" svg:height="2.6cm" svg:x="36.7cm" svg:y="10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5" draw:text-style-name="P9" xml:id="id53" draw:id="id53" draw:layer="layout" svg:width="3.488cm" svg:height="0.775cm" svg:x="30.201cm" svg:y="5.525cm">
          <text:p text:style-name="P8"><text:span text:style-name="T5">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7" draw:layer="layout" draw:type="line" svg:x1="29.201cm" svg:y1="6.813cm" svg:x2="30.201cm" svg:y2="5.912cm" draw:start-shape="id29" draw:start-glue-point="1" draw:end-shape="id53" draw:end-glue-point="3" svg:d="M29201 6813l1000-901" svg:viewBox="0 0 1001 902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halkduster" svg:font-family="Chalkduster" style:font-pitch="variable"/>
    <style:font-face style:name="Liberation Sans" svg:font-family="'Liberation Sans'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itmap_20_1" draw:display-name="Bitmap 1" xlink:href="Pictures/1000000000000008000000087834AD0EC412F04D.png" xlink:type="simple" xlink:show="embed" xlink:actuate="onLoad"/>
    <draw:fill-image draw:name="Weave" xlink:href="Pictures/100000000000000800000008F70D036D45FFF5DF.png" xlink:type="simple" xlink:show="embed" xlink:actuate="onLoad"/>
    <draw:marker draw:name="Arrow" svg:viewBox="0 0 20 30" svg:d="M10 0l-10 30h20z"/>
    <draw:marker draw:name="Arrow_20_large" draw:display-name="Arrow large" svg:viewBox="0 0 20 40" svg:d="M0 40l10-40 10 4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François Beauducel</meta:initial-creator>
    <meta:creation-date>2014-08-02T13:44:22.976587000</meta:creation-date>
    <dc:date>2024-12-12T19:20:36.168935405</dc:date>
    <dc:creator>François Beauducel</dc:creator>
    <meta:editing-duration>PT15H20M46S</meta:editing-duration>
    <meta:editing-cycles>37</meta:editing-cycles>
    <meta:generator>LibreOffice/7.3.2.2$MacOSX_X86_64 LibreOffice_project/49f2b1bff42cfccbd8f788c8dc32c1c309559be0</meta:generator>
    <meta:document-statistic meta:object-count="117"/>
  </office:meta>
</office:document-meta>
</file>